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list-style-name="L2">
      <style:text-properties fo:font-size="11pt" style:font-size-asian="11pt" style:font-size-complex="11pt"/>
    </style:style>
    <style:style style:name="P5" style:family="paragraph" style:parent-style-name="Standard" style:list-style-name="L3"/>
    <style:style style:name="P6" style:family="paragraph" style:parent-style-name="Standard">
      <style:paragraph-properties fo:break-before="page"/>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xt:s/><text:span text:style-name="T6">Author Description</text:span></text:p>
      <text:p text:style-name="P2"/>
      <text:p text:style-name="P2"/>
      <text:p text:style-name="P2">Overview Description of Context</text:p>
      <text:p text:style-name="P2"/>
      <text:p text:style-name="P2">Both classes are used in a java game (Snakes and Ladders). The gameboard consists of various squares, on which the players need to progress until they exactly reach the end square. The players start on the start square and walk forward as many squares as the number that the player rolled on the die (d6). </text:p>
      <text:p text:style-name="P2">There are snake squares and ladder squares, which technically act the same if a player lands on them. If you land on a ladder square, you will get the benefit of moving forward to a predefined better square. The snake square works the same, but you will be drawn back to a predefined worse square. </text:p>
      <text:p text:style-name="P2">If a player x lands on another player y, then player x is sent back to the start square. This rule does not apply, when x lands on y, while y is on the end or the start square.</text:p>
      <text:p text:style-name="P2">To finish the game, a player must exactly land on the end square. If a player rolls too much on the die, such that the player would land on a undefined square index (further than end square), the player moves the remaining steps backwards instead.</text:p>
      <text:p text:style-name="P2"/>
      <text:p text:style-name="P2"/>
      <text:p text:style-name="P2">player.java</text:p>
      <text:p text:style-name="P2"/>
      <text:p text:style-name="P2">The player class has two global variables, which represent the name and the position of the player on the gameboard. When creating a player, the number assigned to the position is 1 (start square). The constructor needs a name for the player.</text:p>
      <text:p text:style-name="P2"/>
      <text:list xml:id="list5292525969345509817" text:style-name="L1">
        <text:list-item>
          <text:p text:style-name="P3">Move</text:p>
          <text:list>
            <text:list-item>
              <text:p text:style-name="P3">In order for other classes to move a player on the gameboard, the move method is used. As input you need the gameboard and the amount of steps. Steps is an integer, which may be negative (moving backwards).<text:line-break/><text:line-break/> If the player would be moved below the start square, the player position is then set to 1. If the player would be moved further than the end square, the remaining steps will move the player backwards. <text:line-break/><text:line-break/>If a player lands on a snake/ladder square, the player is moved back/forth on the gameboard depending on the step_back/step_forward integer defined on the snake/ladder square.<text:line-break/><text:line-break/>After considering the snake/ladder squares, the player must check whether another player is already on the reached square. If yes, then the moved player's position is set to 1. Otherwise the square is set to occupied.<text:line-break/></text:p>
            </text:list-item>
          </text:list>
        </text:list-item>
      </text:list>
      <text:p text:style-name="P2">gameboard.java</text:p>
      <text:p text:style-name="P2"/>
      <text:p text:style-name="P2">When the gameboard is initialized with the given amount of squares, some random pairs of squares are generated. These pairs represent snakes and ladders. A pair of squares represents a ladder if the first number of the pair is lower than the second one. Otherwise it is a snake. The first square of such a pair will be a snake/ladder square, while the second one is always a normal square. Then all remaining squares are normal squares, except the start and end square. At the end of the initialization, the gameboard is printed.</text:p>
      <text:p text:style-name="P2"/>
      <text:list xml:id="list3178208702809173837" text:style-name="L2">
        <text:list-item>
          <text:p text:style-name="P4">shuffled_array</text:p>
          <text:list>
            <text:list-item>
              <text:p text:style-name="P4">Here the square indeces are set randomly into an array. The indeces do not include the start and end square</text:p>
            </text:list-item>
          </text:list>
        </text:list-item>
      </text:list>
      <text:p text:style-name="P2"/>
      <text:p text:style-name="P2"/>
      <text:p text:style-name="P2"/>
      <text:p text:style-name="P6"><text:span text:style-name="T5">b) </text:span><text:span text:style-name="T1"><text:s/></text:span><text:span text:style-name="T4">Future impovements</text:span></text:p>
      <text:list xml:id="list5507440546939509485" text:style-name="L3">
        <text:list-item>
          <text:p text:style-name="P5"><text:span text:style-name="T5">Code Clarity:</text:span></text:p>
          <text:list>
            <text:list-item>
              <text:p text:style-name="P5"><text:span text:style-name="T5">The gameboard constructor could be split up into several methods.</text:span></text:p>
            </text:list-item>
          </text:list>
        </text:list-item>
        <text:list-item>
          <text:p text:style-name="P5"><text:span text:style-name="T5">Object Orientation:</text:span></text:p>
          <text:list>
            <text:list-item>
              <text:p text:style-name="P5"><text:span text:style-name="T5">Maybe the user should only interact with the gameboard. As of now, the user rolls the die and must interact with the gameboard AND the player objects</text:span></text:p>
            </text:list-item>
            <text:list-item>
              <text:p text:style-name="P5"><text:span text:style-name="T5">Class variablse should be set to private or protected if it is possible.</text:span></text:p>
            </text:list-item>
          </text:list>
        </text:list-item>
        <text:list-item>
          <text:p text:style-name="P5"><text:span text:style-name="T5">Code Style:</text:span></text:p>
          <text:list>
            <text:list-item>
              <text:p text:style-name="P5"><text:span text:style-name="T5">Class names are not capitalized</text:span></text:p>
            </text:list-item>
            <text:list-item>
              <text:p text:style-name="P5"><text:span text:style-name="T5">comments may be rewritten in a formal way</text:span></text:p>
            </text:list-item>
            <text:list-item>
              <text:p text:style-name="P5"><text:span text:style-name="T5">variable names such as “a” could be renamed with a semantically more useful name</text:span></text:p>
            </text:list-item>
          </text:list>
        </text:list-item>
      </text:list>
      <text:p text:style-name="Standard"><text:span text:style-name="T5"/></text:p>
      <text:p text:style-name="Standard"><text:span text:style-name="T5"/></text:p>
      <text:p text:style-name="Standard"><text:span text:style-name="T5">c) Poggers</text:span></text:p>
      <text:p text:style-name="Standard"><text:span text:style-name="T5"><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Steiger</meta:initial-creator>
    <meta:creation-date>2020-11-30T09:58:26.83</meta:creation-date>
    <dc:date>2020-11-30T12:15:19.38</dc:date>
    <dc:creator>Dave Steiger</dc:creator>
    <meta:editing-duration>PT1H55M29S</meta:editing-duration>
    <meta:editing-cycles>5</meta:editing-cycles>
    <meta:generator>OpenOffice/4.1.7$Win32 OpenOffice.org_project/417m1$Build-9800</meta:generator>
    <meta:document-statistic meta:table-count="0" meta:image-count="0" meta:object-count="0" meta:page-count="2" meta:paragraph-count="26" meta:word-count="598" meta:character-count="3338"/>
  </office:meta>
</office:document-meta>
</file>